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JdbcCall.declareParameters( SqlParameter ... sql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JdbcCall.withProcedureName( String procedur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JdbcCall.with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JdbcCall.useInParameterNames( String ... inParameter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JdbcCall.executeFunction( Class &lt; T &gt; returnType , Map &lt; String , ? &gt;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dbcCall.SimpleJdbcCall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dbcCall.withCatalogName( String catalo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JdbcCall.execute(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dbcCall.execute( Map &lt; String , ? &gt;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dbcCall.executeFunction( Class &lt; T &gt; returnType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dbcCall.withoutProcedureColumnMetaData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JdbcCall.execute( SqlParameterSource parameter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dbcCall.withFunctionName( String func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JdbcCall.executeObject( Class &lt; T &gt; returnType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dbcCall.withNamed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JdbcCall.executeFunction( Class &lt; T &gt; returnType , SqlParameterSource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dbcCall.withSchemaName( String schema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JdbcCall.SimpleJdbcCall( JdbcTemplate jdbc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dbcCall.executeObject( Class &lt; T &gt; returnType , Map &lt; String , ? &gt;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dbcCall.returningResultSet( String parameterName , RowMapper &lt; ? &gt; row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JdbcCall.executeObject( Class &lt; T &gt; returnType , SqlParameterSource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